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6C0000003E9F1AD3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Footer">
      <style:text-properties fo:language="fr" fo:country="BE"/>
    </style:style>
    <style:style style:name="P13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text:id="ct142618680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2763696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1893224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text:id="ct142918904">
          <text:insertion>
            <office:change-info>
              <dc:creator>Gaetan Delannay</dc:creator>
              <dc:date>2007-09-24T08:35:00</dc:date>
            </office:change-info>
          </text:insertion>
        </text:changed-region>
        <text:changed-region text:id="ct142589200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text:id="ct142175520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text:id="ct142175616">
          <text:insertion>
            <office:change-info>
              <dc:creator>Gaetan Delannay</dc:creator>
              <dc:date>2007-10-31T22:05:00</dc:date>
            </office:change-info>
          </text:insertion>
        </text:changed-region>
        <text:changed-region text:id="ct142318616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text:id="ct142582328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change-start text:change-id="ct142618680"/>self.Title()<text:change-end text:change-id="ct142618680"/> </text:p>
      <text:p text:style-name="SubTitle"><office:annotation><dc:date>2007-09-24T00:00:00</dc:date><text:p>do text if not self.adapted().isDecided()</text:p></office:annotation><text:change-start text:change-id="ct142763696"/>self.i18n('agenda')<text:change-end text:change-id="ct142763696"/> </text:p>
      <text:p text:style-name="SubTitle"><office:annotation><dc:date>2007-09-24T00:00:00</dc:date><text:p>do text if self.adapted().isDecided()</text:p></office:annotation><text:change-start text:change-id="ct141893224"/>self.i18n('decisions')<text:change-end text:change-id="ct141893224"/> </text:p>
      <text:p text:style-name="P4"/>
      <text:p text:style-name="P4"><text:change-start text:change-id="ct142918904"/>self.i18n('PloneMeeting_label_assembly')<text:change-end text:change-id="ct142918904"/> </text:p>
      <text:p text:style-name="P4"/>
      <text:p text:style-name="Standard">A<office:annotation><dc:date>2008-01-24T00:00:00</dc:date><text:p>do text</text:p><text:p>from xhtml(self.getAssembly())</text:p><text:p/></office:annotation>ss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142589200"/>item.getItemNumber(relativeTo='meeting')<text:change-end text:change-id="ct142589200"/>. <text:change-start text:change-id="ct142175520"/>item.Title()<text:change-end text:change-id="ct142175520"/> </text:p>
        <text:p text:style-name="Standard"><office:annotation><dc:date>2007-09-24T00:00:00</dc:date><text:p>do text if not self.adapted().isDecided()</text:p><text:p>from xhtml(item.Description())</text:p><text:p/></office:annotation>Description </text:p>
        <text:p text:style-name="Standard"><office:annotation><dc:date>2007-09-24T00:00:00</dc:date><text:p>do text if self.adapted().isDecided()</text:p><text:p>from xhtml(item.getDecision())</text:p><text:p/></office:annotation>Decision </text:p>
      </text:section>
      <text:section text:style-name="Sect1" text:name="LateItems">
        <text:p text:style-name="P5"/>
        <text:p text:style-name="SubTitle"><office:annotation><dc:date>2007-10-31T00:00:00</dc:date><text:p>do section- if self.getItemsInOrder(late=True, uids=itemUids)</text:p></office:annotation><text:change-start text:change-id="ct142175616"/>self.i18n('late_presented_items')<text:change-end text:change-id="ct142175616"/> 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142318616"/>item.getItemNumber(relativeTo='meeting')<text:change-end text:change-id="ct142318616"/>. <text:change-start text:change-id="ct142582328"/>item.Title()<text:change-end text:change-id="ct142582328"/> </text:p>
              <text:p text:style-name="Standard"><office:annotation><dc:date>2007-10-31T00:00:00</dc:date><text:p>do text if not self.adapted().isDecided()</text:p><text:p>from xhtml(item.Description())</text:p></office:annotation>Description </text:p>
              <text:p text:style-name="Standard"><office:annotation><dc:date>2007-10-31T00:00:00</dc:date><text:p>do text if self.adapted().isDecided()</text:p><text:p>from xhtml(item.getDecision())</text:p></office:annotation>Decision </text:p>
            </table:table-cell>
          </table:table-row>
        </table:table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class="text" style:default-outline-level="9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style:num-suffix=".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style:num-suffix=".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style:num-suffix=".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style:num-suffix=".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style:num-suffix=".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style:num-suffix=".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style:num-suffix=".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style:num-suffix=".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style:num-suffix=".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style:num-suffix=".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bullet text:level="2" text:style-name="WW8Num6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style:num-suffix=".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style:num-suffix=".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style:num-suffix=".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style:num-suffix=".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style:num-suffix=".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style:num-suffix=".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style:num-suffix=".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style:num-suffix=".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style:keep-together="true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Standard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style:font-size-asian="5.25pt" style:font-size-complex="6pt"/>
    </style:style>
    <style:style style:name="P6" style:family="paragraph" style:parent-style-name="Footer">
      <style:paragraph-properties fo:padding-left="0cm" fo:padding-right="0cm" fo:padding-top="0.035cm" fo:padding-bottom="0cm" fo:border-left="none" fo:border-right="none" fo:border-top="0.018cm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7" style:family="paragraph" style:parent-style-name="Footer">
      <style:paragraph-properties style:snap-to-layout-grid="false"/>
    </style:style>
    <style:style style:name="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9" style:family="paragraph" style:parent-style-name="Footer">
      <style:paragraph-properties fo:text-align="end" style:justify-single-word="false" style:snap-to-layout-grid="false"/>
    </style:style>
    <style:style style:name="P10" style:family="paragraph" style:parent-style-name="Footer">
      <style:text-properties fo:language="fr" fo:country="B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P2"/>
              <text:p text:style-name="P3"><draw:frame draw:style-name="fr1" draw:name="Image1" text:anchor-type="as-char" svg:width="6.646cm" svg:height="1.127cm" draw:z-index="0"><draw:image xlink:href="Pictures/100002010000016C0000003E9F1AD34B.png" xlink:type="simple" xlink:show="embed" xlink:actuate="onLoad"/></draw:frame></text:p>
            </table:table-cell>
            <table:table-cell table:style-name="Tableau2.A1" office:value-type="string">
              <text:p text:style-name="P4"/>
            </table:table-cell>
          </table:table-row>
        </table:table>
        <text:p text:style-name="P5"/>
      </style:header>
      <style:footer>
        <text:p text:style-name="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P7"><text:span text:style-name="Internet_20_link"><text:span text:style-name="T1"/></text:span></text:p>
            </table:table-cell>
            <table:table-cell table:style-name="Tableau1.A1" office:value-type="string">
              <text:p text:style-name="P8"/>
            </table:table-cell>
            <table:table-cell table:style-name="Tableau1.A1" office:value-type="string">
              <text:p text:style-name="P9"><text:span text:style-name="T2"><text:page-number text:select-page="current"/></text:span><text:span text:style-name="T3"> / </text:span><text:span text:style-name="T2"><text:page-count style:num-format="1">1</text:page-count></text:span></text:p>
            </table:table-cell>
          </table:table-row>
        </table:table>
        <text:p text:style-name="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6-01-24T15:14:18</meta:creation-date>
    <dc:creator>Gauthier Bastien</dc:creator>
    <dc:date>2008-07-30T13:23:33</dc:date>
    <dc:language>fr-BE</dc:language>
    <meta:editing-cycles>99</meta:editing-cycles>
    <meta:editing-duration>P1DT6H48M21S</meta:editing-duration>
    <meta:user-defined meta:name="Auteur">Gaetan Delannay</meta:user-defined>
    <meta:user-defined meta:name="Email">gde@easi.wallonie.be</meta:user-defined>
    <meta:user-defined meta:name="Info 3"/>
    <meta:user-defined meta:name="Info 4"/>
    <meta:document-statistic meta:table-count="3" meta:image-count="1" meta:object-count="0" meta:page-count="1" meta:paragraph-count="14" meta:word-count="27" meta:character-count="308"/>
  </office:meta>
</office:document-meta>
</file>